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4333in"/>
    </style:style>
    <style:style style:name="Table1.B" style:family="table-column">
      <style:table-column-properties style:column-width="2.4368in"/>
    </style:style>
    <style:style style:name="Table1.C" style:family="table-column">
      <style:table-column-properties style:column-width="2.62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6.4931in" fo:margin-left="-0.075in" fo:margin-top="0in" fo:margin-bottom="0in" table:align="left" style:writing-mode="lr-tb"/>
    </style:style>
    <style:style style:name="Table2.A" style:family="table-column">
      <style:table-column-properties style:column-width="1.6701in"/>
    </style:style>
    <style:style style:name="Table2.B" style:family="table-column">
      <style:table-column-properties style:column-width="3.0986in"/>
    </style:style>
    <style:style style:name="Table2.C" style:family="table-column">
      <style:table-column-properties style:column-width="1.7243in"/>
    </style:style>
    <style:style style:name="Table2.1" style:family="table-row">
      <style:table-row-properties style:min-row-height="0.9618in" style:keep-together="true" fo:keep-together="auto"/>
    </style:style>
    <style:style style:name="Table2.A1" style:family="table-cell">
      <style:table-cell-properties fo:padding-left="0.075in" fo:padding-right="0.075in" fo:padding-top="0in" fo:padding-bottom="0in" fo:border="0.0069in solid #00000a"/>
    </style:style>
    <style:style style:name="Table2.2" style:family="table-row">
      <style:table-row-properties style:min-row-height="0.4181in" style:keep-together="true" fo:keep-together="auto"/>
    </style:style>
    <style:style style:name="Table2.3" style:family="table-row">
      <style:table-row-properties style:min-row-height="0.4243in" style:keep-together="true" fo:keep-together="auto"/>
    </style:style>
    <style:style style:name="Table2.4" style:family="table-row">
      <style:table-row-properties style:min-row-height="0.2618in" style:keep-together="true" fo:keep-together="auto"/>
    </style:style>
    <style:style style:name="Table2.5" style:family="table-row">
      <style:table-row-properties style:min-row-height="0.6181in" style:keep-together="true" fo:keep-together="auto"/>
    </style:style>
    <style:style style:name="Table3" style:family="table">
      <style:table-properties style:width="6.4861in" fo:margin-left="0in" fo:margin-top="0in" fo:margin-bottom="0in" table:align="left" style:writing-mode="lr-tb"/>
    </style:style>
    <style:style style:name="Table3.A" style:family="table-column">
      <style:table-column-properties style:column-width="2.3243in"/>
    </style:style>
    <style:style style:name="Table3.B" style:family="table-column">
      <style:table-column-properties style:column-width="4.1611in"/>
    </style:style>
    <style:style style:name="Table3.1" style:family="table-row">
      <style:table-row-properties style:keep-together="true" fo:keep-together="auto"/>
    </style:style>
    <style:style style:name="Table3.A1" style:family="table-cell">
      <style:table-cell-properties style:vertical-align="middle" fo:padding="0in" fo:border="0.0139in solid #00000a"/>
    </style:style>
    <style:style style:name="Table3.B1" style:family="table-cell">
      <style:table-cell-properties style:vertical-align="middle" fo:padding="0in" fo:border-left="none" fo:border-right="0.0139in solid #00000a" fo:border-top="0.0139in solid #00000a" fo:border-bottom="0.0139in solid #00000a"/>
    </style:style>
    <style:style style:name="Table3.A4" style:family="table-cell">
      <style:table-cell-properties style:vertical-align="middle" fo:padding="0in" fo:border-left="0.0139in solid #00000a" fo:border-right="0.0139in solid #00000a" fo:border-top="none" fo:border-bottom="0.0139in solid #00000a"/>
    </style:style>
    <style:style style:name="Table3.B4" style:family="table-cell">
      <style:table-cell-properties style:vertical-align="middle" fo:padding="0in" fo:border-left="none" fo:border-right="0.0139in solid #00000a" fo:border-top="none" fo:border-bottom="0.0139in solid #00000a"/>
    </style:style>
    <style:style style:name="P1" style:family="paragraph" style:parent-style-name="Standard">
      <style:text-properties fo:color="#000000" style:font-name="Times New Roman" fo:font-size="9pt" style:font-size-asian="9pt" style:font-name-complex="Times New Roman1" style:font-size-complex="9pt"/>
    </style:style>
    <style:style style:name="P2" style:family="paragraph" style:parent-style-name="Standard">
      <style:text-properties fo:color="#000000" style:font-name="Times New Roman" fo:font-size="9pt" fo:font-weight="bold" style:font-size-asian="9pt" style:font-weight-asian="bold" style:font-name-complex="Times New Roman1" style:font-size-complex="9pt"/>
    </style:style>
    <style:style style:name="P3" style:family="paragraph" style:parent-style-name="Standard">
      <style:text-properties fo:color="#000000" fo:font-size="9pt" style:font-size-asian="9pt" style:font-size-complex="9pt"/>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5in" fo:margin-right="0in" fo:text-indent="0in" style:auto-text-indent="false"/>
      <style:text-properties fo:color="#000000" style:font-name="Times New Roman" fo:font-size="9pt" style:font-size-asian="9pt" style:font-name-complex="Times New Roman1" style:font-size-complex="9pt"/>
    </style:style>
    <style:style style:name="P6" style:family="paragraph" style:parent-style-name="Standard">
      <style:paragraph-properties fo:margin-top="0.0693in" fo:margin-bottom="0in" style:line-height-at-least="0.1756in"/>
    </style:style>
    <style:style style:name="P7" style:family="paragraph" style:parent-style-name="Standard">
      <style:paragraph-properties fo:margin-left="0.25in" fo:margin-right="0in" fo:margin-top="0.0193in" fo:margin-bottom="0in" fo:text-indent="-0.25in" style:auto-text-indent="false"/>
    </style:style>
    <style:style style:name="P8" style:family="paragraph" style:parent-style-name="Standard">
      <style:paragraph-properties fo:margin-left="0.25in" fo:margin-right="0in" fo:margin-top="0.0693in" fo:margin-bottom="0in" style:line-height-at-least="0.1756in" fo:text-indent="-0.25in" style:auto-text-indent="false"/>
    </style:style>
    <style:style style:name="P9" style:family="paragraph" style:parent-style-name="Standard" style:master-page-name="Standard">
      <style:paragraph-properties style:page-number="auto"/>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List_20_Paragraph" style:list-style-name="WWNum3"/>
    <style:style style:name="T1" style:family="text">
      <style:text-properties fo:color="#000000" style:font-name="Times New Roman" fo:font-size="9pt" style:font-size-asian="9pt" style:font-name-complex="Times New Roman1" style:font-size-complex="9pt"/>
    </style:style>
    <style:style style:name="T2" style:family="text">
      <style:text-properties fo:color="#000000" style:font-name="Times New Roman" fo:font-size="9pt" fo:font-weight="bold" style:font-size-asian="9pt" style:font-weight-asian="bold" style:font-name-complex="Times New Roman1" style:font-size-complex="9pt"/>
    </style:style>
    <style:style style:name="T3" style:family="text">
      <style:text-properties fo:color="#000000" style:font-name="Times New Roman" fo:font-size="9pt" style:text-underline-style="none" fo:font-weight="normal" style:font-size-asian="9pt" style:font-weight-asian="normal" style:font-name-complex="Times New Roman1" style:font-size-complex="9pt"/>
    </style:style>
    <style:style style:name="T4" style:family="text">
      <style:text-properties fo:color="#000000" fo:font-size="9pt" style:font-size-asian="9pt"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Bookmark"/><text:span text:style-name="T2">Loading Dock Reservation for All Deliveries</text:span></text:p>
      <text:p text:style-name="P1"/>
      <text:p text:style-name="Standard"><text:span text:style-name="T2">At time of ordering:</text:span></text:p>
      <text:p text:style-name="Standard"><text:span text:style-name="T1">It is the lab’s responsibility to schedule the dock and confirm delivery with the vendor and the dock. </text:span></text:p>
      <text:p text:style-name="P2"/>
      <text:p text:style-name="Standard"><text:span text:style-name="T2">Is inside delivery needed?</text:span><text:span text:style-name="T1"> The vendor or shipper/rigger will need to provide jacks/lifts to do the following: remove crate(s) from the truck to deliver to the floor, unpack, and remove crate waste. </text:span></text:p>
      <text:p text:style-name="P5"/>
      <text:p text:style-name="P4"><text:span text:style-name="T2">Best option:</text:span><text:span text:style-name="T1"> If “inside delivery” is needed, it will need to be added as a line item to the PO. The buyer can do this. The vendor or shipper/rigger will need to provide jacks/lifts to do the following: remove crate(s) from the truck to deliver to the floor, unpack, and remove crate waste. </text:span></text:p>
      <text:p text:style-name="P5"/>
      <text:p text:style-name="P4"><text:span text:style-name="T2">Backup option:</text:span><text:span text:style-name="T1"> If vendor cannot provide inside delivery, open an Aware Manager ticket under Environmental Services with Nathan Washington &amp; the NYU contract movers (Total Relocation Services) and confirm they can be available the day of the delivery. </text:span></text:p>
      <text:p text:style-name="P5"/>
      <text:p text:style-name="P4"><text:span text:style-name="T2">Worst case scenario:</text:span><text:span text:style-name="T1"> The lab uncrates and moves items from the truck to the floors themselves, arranges for waste pickup. We cannot provide administrative support for this. Dock employees cannot assist. </text:span></text:p>
      <text:p text:style-name="P1"/>
      <text:p text:style-name="Standard"><text:span text:style-name="T1">All shipments should be scheduled through the loading dock team so security allows them to back into the dock. See attached documents with the requirements and a copy of the letter sent to vendors. Due to the union contract the dock’s unionized staff will not uncrate shipment or go inside the trucks and will only deliver shipments that are of the dimension of a regular skid(pallet) and that do not require special handling.</text:span></text:p>
      <text:p text:style-name="P1"/>
      <text:p text:style-name="Standard"><text:span text:style-name="T1">The lab needs to clarify with the buyer and vendor the dimension and measurement of the shipment and ensure it is crated so that it will fit into the elevators (specs below).</text:span></text:p>
      <text:p text:style-name="P1"/>
      <text:p text:style-name="Standard"><text:span text:style-name="T2">Elevator Spec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Science Building</text:span></text:p>
            <text:p text:style-name="P1"/>
          </table:table-cell>
          <table:table-cell table:style-name="Table1.A1" office:value-type="string">
            <text:list xml:id="list3601914682055258980" text:style-name="WWNum1">
              <text:list-item>
                <text:p text:style-name="P10"><text:span text:style-name="T1">SE1 (#80)</text:span></text:p>
              </text:list-item>
              <text:list-item>
                <text:p text:style-name="P10"><text:span text:style-name="T1">Door opening – 54”W x 102”H</text:span></text:p>
              </text:list-item>
              <text:list-item>
                <text:p text:style-name="P10"><text:span text:style-name="T1">Cab interior – 80”W x 101”L x 108”H (subtract 6” in width for bumper guards)</text:span></text:p>
              </text:list-item>
              <text:list-item>
                <text:p text:style-name="P10"><text:span text:style-name="T1">Capacity – 6,000lb</text:span></text:p>
              </text:list-item>
            </text:list>
            <text:p text:style-name="P1"/>
          </table:table-cell>
          <table:table-cell table:style-name="Table1.A1" office:value-type="string">
            <text:list xml:id="list35232004" text:continue-numbering="true" text:style-name="WWNum1">
              <text:list-item>
                <text:p text:style-name="P10"><text:span text:style-name="T1">SE2 (#79)</text:span></text:p>
              </text:list-item>
              <text:list-item>
                <text:p text:style-name="P10"><text:span text:style-name="T1">Door opening – 54”W x 102”H</text:span></text:p>
              </text:list-item>
              <text:list-item>
                <text:p text:style-name="P10"><text:span text:style-name="T1">Cab interior – 80”W x 101”L x 108”H (subtract 6” in width for bumper guards)</text:span></text:p>
              </text:list-item>
              <text:list-item>
                <text:p text:style-name="P10"><text:span text:style-name="T1">Capacity – 8,000lb</text:span></text:p>
              </text:list-item>
            </text:list>
            <text:p text:style-name="P1"/>
          </table:table-cell>
        </table:table-row>
        <table:table-row table:style-name="Table1.1">
          <table:table-cell table:style-name="Table1.A1" office:value-type="string">
            <text:p text:style-name="Standard"><text:span text:style-name="T1">Medical Science Building (MSB) </text:span></text:p>
          </table:table-cell>
          <table:table-cell table:style-name="Table1.A1" table:number-columns-spanned="2" office:value-type="string">
            <text:list xml:id="list2520397974279540270" text:style-name="WWNum2">
              <text:list-item>
                <text:p text:style-name="P11"><text:span text:style-name="T1">Door opening – 48” W x 84” H</text:span></text:p>
              </text:list-item>
              <text:list-item>
                <text:p text:style-name="P11"><text:span text:style-name="T1">Car interior – 71”W x 87” H x 90” D</text:span></text:p>
              </text:list-item>
            </text:list>
            <text:p text:style-name="P1"/>
          </table:table-cell>
          <table:covered-table-cell/>
        </table:table-row>
        <table:table-row table:style-name="Table1.1">
          <table:table-cell table:style-name="Table1.A1" office:value-type="string">
            <text:p text:style-name="P6"><text:span text:style-name="T1">Smilow (SMI) </text:span></text:p>
            <text:p text:style-name="P1"/>
          </table:table-cell>
          <table:table-cell table:style-name="Table1.A1" table:number-columns-spanned="2" office:value-type="string">
            <text:list xml:id="list1555576634366643832" text:style-name="WWNum3">
              <text:list-item>
                <text:p text:style-name="P12"><text:span text:style-name="T1">Door openings – 48” W x 84” H</text:span></text:p>
              </text:list-item>
              <text:list-item>
                <text:p text:style-name="P12"><text:span text:style-name="T1">Car interiors – 69” W x 113” H x 92.5” D</text:span></text:p>
              </text:list-item>
            </text:list>
          </table:table-cell>
          <table:covered-table-cell/>
        </table:table-row>
      </table:table>
      <text:p text:style-name="P6"><text:span text:style-name="T2">Contact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text:span text:style-name="T1">Henris Gonzalez, Logistics Manager-Materials Management &amp; Dock Operations</text:span></text:p>
          </table:table-cell>
          <table:table-cell table:style-name="Table2.A1" office:value-type="string">
            <text:p text:style-name="P8"><text:span text:style-name="T1">550 First Ave | MSB-Ground Floor, New York, NY 10016 <text:line-break/></text:span></text:p>
            <text:p text:style-name="P8"><text:a xlink:type="simple" xlink:href="mailto:henris.gonzalez@nyumc.org" text:style-name="Internet_20_link" text:visited-style-name="Visited_20_Internet_20_Link"><text:span text:style-name="T1">henris.gonzalez@nyumc.org</text:span></text:a></text:p>
          </table:table-cell>
          <table:table-cell table:style-name="Table2.A1" office:value-type="string">
            <text:p text:style-name="P8"><text:span text:style-name="T1">tel: 646.501.4244 – cel: 646-745-0642-fax: 646-501-6800</text:span></text:p>
          </table:table-cell>
        </table:table-row>
        <table:table-row table:style-name="Table2.2">
          <table:table-cell table:style-name="Table2.A1" office:value-type="string">
            <text:p text:style-name="P6"><text:span text:style-name="T1"># Receiving Main Campus Email</text:span></text:p>
          </table:table-cell>
          <table:table-cell table:style-name="Table2.A1" office:value-type="string">
            <text:p text:style-name="P6"><text:span text:style-name="T1">#ReceivingMainCampus@nyumc.org</text:span></text:p>
          </table:table-cell>
          <table:table-cell table:style-name="Table2.A1" office:value-type="string">
            <text:p text:style-name="P6"><text:span text:style-name="A4"><text:span text:style-name="T3">212-263-5914</text:span></text:span></text:p>
          </table:table-cell>
        </table:table-row>
        <table:table-row table:style-name="Table2.3">
          <table:table-cell table:style-name="Table2.A1" office:value-type="string">
            <text:p text:style-name="P6"><text:span text:style-name="A3"><text:span text:style-name="T1">David Sweet, Dock Security</text:span></text:span></text:p>
          </table:table-cell>
          <table:table-cell table:style-name="Table2.A1" office:value-type="string">
            <text:p text:style-name="P6"><text:span text:style-name="T1">David.Sweet@nyumc.org</text:span></text:p>
          </table:table-cell>
          <table:table-cell table:style-name="Table2.A1" office:value-type="string">
            <text:p text:style-name="P6"><text:span text:style-name="A4"><text:span text:style-name="T3">212-263-0940</text:span></text:span></text:p>
          </table:table-cell>
        </table:table-row>
        <table:table-row table:style-name="Table2.4">
          <table:table-cell table:style-name="Table2.A1" office:value-type="string">
            <text:p text:style-name="P6"><text:span text:style-name="A3"><text:span text:style-name="T1">Brian Smalley</text:span></text:span></text:p>
          </table:table-cell>
          <table:table-cell table:style-name="Table2.A1" office:value-type="string">
            <text:p text:style-name="P6"><text:span text:style-name="A3"><text:span text:style-name="T1">Brian.Smalley@nyumc.org</text:span></text:span></text:p>
          </table:table-cell>
          <table:table-cell table:style-name="Table2.A1" office:value-type="string">
            <text:p text:style-name="P6"><text:span text:style-name="A3"><text:span text:style-name="T1">212-263-6621</text:span></text:span></text:p>
          </table:table-cell>
        </table:table-row>
        <text:soft-page-break/>
        <table:table-row table:style-name="Table2.5">
          <table:table-cell table:style-name="Table2.A1" office:value-type="string">
            <text:p text:style-name="P6"><text:span text:style-name="A3"><text:span text:style-name="T1">Nathan Washington, Environmental Services, Moving</text:span></text:span></text:p>
          </table:table-cell>
          <table:table-cell table:style-name="Table2.A1" office:value-type="string">
            <text:p text:style-name="P6"><text:span text:style-name="A3"><text:span text:style-name="T1">Nathan.Washington@nyumc.org</text:span></text:span></text:p>
          </table:table-cell>
          <table:table-cell table:style-name="Table2.A1" office:value-type="string">
            <text:p text:style-name="P6"><text:span text:style-name="A3"><text:span text:style-name="T1">212-263-6850, 917-675-2925</text:span></text:span></text:p>
          </table:table-cell>
        </table:table-row>
      </table:table>
      <text:p text:style-name="Pa1"><text:span text:style-name="A3"><text:span text:style-name="T4">Dear Valued Vendor,</text:span></text:span></text:p>
      <text:p text:style-name="P3"/>
      <text:p text:style-name="Pa1"><text:span text:style-name="A3"><text:span text:style-name="T4">In order to effectively manage proper flow of materials, NYU Langone Medical Center has instituted Receiving Policies since November 25th, 2013 that require that all loading dock deliveries and pick-ups will be </text:span></text:span><text:span text:style-name="A4"><text:span text:style-name="T4">SCHEDULED</text:span></text:span><text:span text:style-name="A3"><text:span text:style-name="T4"> in advance before arriving to our MSB loading docks located at 31st Street and East River Drive OR the </text:span></text:span><text:span text:style-name="T4">Kimmel Dock at 424 East 34th Street.</text:span></text:p>
      <text:p text:style-name="Pa1"><text:span text:style-name="A3"><text:span text:style-name="T4"/></text:span></text:p>
      <text:p text:style-name="Pa1"><text:span text:style-name="A3"><text:span text:style-name="T4"/></text:span></text:p>
      <text:p text:style-name="Pa1"><text:span text:style-name="A3"><text:span text:style-name="T4">All vendors and couriers shipping items by methods other than USPS, UPS or FedEx will be </text:span></text:span><text:span text:style-name="A4"><text:span text:style-name="T4">REQUIRED </text:span></text:span><text:span text:style-name="A3"><text:span text:style-name="T4">to </text:span></text:span><text:span text:style-name="A4"><text:span text:style-name="T4">MAKE A DELIVERY APPOINTMENT PRIOR TO DELIVERY</text:span></text:span><text:span text:style-name="A3"><text:span text:style-name="T4">. Vehicles will be assigned a specific dock # to use and will be guided by NYULMC Security staff based on the time they are expected to arrive, the size of the vehicle, and delivery schedules.</text:span></text:span></text:p>
      <text:p text:style-name="Pa1"><text:span text:style-name="A3"><text:span text:style-name="T4"/></text:span></text:p>
      <text:p text:style-name="Pa1"><text:span text:style-name="A3"><text:span text:style-name="T4">Please contact Henris Gonzalez, Logistics Manager - Material Management &amp; Dock Operation at </text:span></text:span><text:span text:style-name="A4"><text:span text:style-name="T4">212-263-5914 </text:span></text:span><text:span text:style-name="A3"><text:span text:style-name="T4">or David Sweet- Security at </text:span></text:span><text:span text:style-name="A4"><text:span text:style-name="T4">212-263-0940 </text:span></text:span><text:span text:style-name="A3"><text:span text:style-name="T4">or at </text:span></text:span><text:span text:style-name="A4"><text:span text:style-name="T4">henris.gonzalez@nyumc.org </text:span></text:span><text:span text:style-name="A3"><text:span text:style-name="T4">and </text:span></text:span><text:span text:style-name="A4"><text:span text:style-name="T4">david.sweet@nyumc.org</text:span></text:span><text:span text:style-name="A3"><text:span text:style-name="T4">. </text:span></text:span><text:span text:style-name="A4"><text:span text:style-name="T4">Please wait until you receive a response for an accepted delivery time/day. Do not assume that your requested delivery appointment will be approved.</text:span></text:span></text:p>
      <text:p text:style-name="P3"/>
      <text:p text:style-name="Pa1"><text:span text:style-name="A3"><text:span text:style-name="T4">The Receiving department must be notified by phone at </text:span></text:span><text:span text:style-name="A4"><text:span text:style-name="T4">212-263-5914 </text:span></text:span><text:span text:style-name="A3"><text:span text:style-name="T4">if a scheduled delivery will be early or late in excess of 30 minutes. In this event, we will attempt to accommodate the delivery at an available dock upon notification. Deliveries arriving late may result in delayed delivery acceptance or a refusal of delivery. Deliveries arriving without a delivery appointment will be directed to a vehicle waiting area and will either be subject to a delayed delivery, acceptance, or refusal of delivery. NYULMC will not be responsible for additional delivery costs of rescheduled deliveries for unscheduled deliveries.</text:span></text:span></text:p>
      <text:p text:style-name="Pa1"><text:span text:style-name="A3"><text:span text:style-name="T4">Additionally, please note trucks idling waiting is no authorized, so drivers missing their delivery timeframe may be required to circle around the block until an open dock is available if the staging area is filled.</text:span></text:span></text:p>
      <text:p text:style-name="Pa1"><text:span text:style-name="A3"><text:span text:style-name="T4"/></text:span></text:p>
      <text:p text:style-name="Pa1"><text:span text:style-name="A3"><text:span text:style-name="T4">As a reminder </text:span></text:span></text:p>
      <text:p text:style-name="Pa1"><text:span text:style-name="A3"><text:span text:style-name="T4">• All packages, including drop ships, must include a packing slip with a valid NYULMC issued </text:span></text:span></text:p>
      <text:p text:style-name="Pa1"><text:span text:style-name="A3"><text:span text:style-name="T4">purchase order number. This information is required for us to receive and track these items through our system. </text:span></text:span></text:p>
      <text:p text:style-name="Pa1"><text:span text:style-name="A3"><text:span text:style-name="T4">• No crates or shipping material can remain on the Receiving Dock. </text:span></text:span></text:p>
      <text:p text:style-name="Pa1"><text:span text:style-name="A3"><text:span text:style-name="T4">For questions regarding any of our Receiving policies, please contact either Henris Gonzalez at 212-263-5914 </text:span></text:span></text:p>
      <text:p text:style-name="Pa1"><text:span text:style-name="A3"><text:span text:style-name="T4">(Henris.gonzalez@nyumc.org) or Brian Smalley at 212-263-6621 (brian.smalley@nyumc.org).</text:span></text:span></text:p>
      <text:p text:style-name="Pa1"><text:span text:style-name="A3"><text:span text:style-name="T4"/></text:span></text:p>
      <text:p text:style-name="Pa1"><text:span text:style-name="A3"><text:span text:style-name="T4">Please forward this letter to anyone in your organization involved in the delivery process. </text:span></text:span></text:p>
      <text:p text:style-name="Standard"><text:span text:style-name="T1">Vendor:</text:span></text:p>
      <text:p text:style-name="Standard"><text:span text:style-name="T1">Trucking/Carrier Company:</text:span></text:p>
      <text:p text:style-name="Standard"><text:span text:style-name="T1">Date:</text:span></text:p>
      <text:p text:style-name="Standard"><text:span text:style-name="T1">Approximate Time of arrival:</text:span></text:p>
      <text:p text:style-name="Standard"><text:span text:style-name="T1">Approximate length of time needed at the dock: </text:span></text:p>
      <text:p text:style-name="Standard"><text:span text:style-name="T1">PO Number if any: </text:span></text:p>
      <text:p text:style-name="Standard"><text:span text:style-name="T1">The content of delivery:</text:span></text:p>
      <text:p text:style-name="Standard"><text:span text:style-name="T1">Recipient name and contact number: </text:span></text:p>
      <text:p text:style-name="Standard"><text:span text:style-name="T1"><text:s/></text:span></text:p>
      <text:p text:style-name="P1"/>
      <text:p text:style-name="Standard"><text:span text:style-name="T1">Please provide us with the information below we should be able to accommodate.  </text:span></text:p>
      <table:table table:name="Table3" table:style-name="Table3">
        <table:table-column table:style-name="Table3.A"/>
        <table:table-column table:style-name="Table3.B"/>
        <table:table-row table:style-name="Table3.1">
          <table:table-cell table:style-name="Table3.A1" office:value-type="string">
            <text:p text:style-name="Standard"><text:span text:style-name="T1">Vendor you are delivering for:</text:span></text:p>
          </table:table-cell>
          <table:table-cell table:style-name="Table3.B1" office:value-type="string">
            <text:p text:style-name="P1"/>
          </table:table-cell>
        </table:table-row>
        <table:table-row table:style-name="Table3.1">
          <table:table-cell table:style-name="Table3.A1" office:value-type="string">
            <text:p text:style-name="Standard"><text:span text:style-name="T1">Vendor phone #:</text:span></text:p>
          </table:table-cell>
          <table:table-cell table:style-name="Table3.B1" office:value-type="string">
            <text:p text:style-name="P1"/>
          </table:table-cell>
        </table:table-row>
        <table:table-row table:style-name="Table3.1">
          <table:table-cell table:style-name="Table3.A1" office:value-type="string">
            <text:p text:style-name="Standard"><text:span text:style-name="T1">Vendor contact:</text:span></text:p>
          </table:table-cell>
          <table:table-cell table:style-name="Table3.B1" office:value-type="string">
            <text:p text:style-name="P1"/>
          </table:table-cell>
        </table:table-row>
        <table:table-row table:style-name="Table3.1">
          <table:table-cell table:style-name="Table3.A4" office:value-type="string">
            <text:p text:style-name="Standard"><text:span text:style-name="T1">Trucking/Carrier Company:</text:span></text:p>
          </table:table-cell>
          <table:table-cell table:style-name="Table3.B4" office:value-type="string">
            <text:p text:style-name="P1"/>
          </table:table-cell>
        </table:table-row>
        <table:table-row table:style-name="Table3.1">
          <table:table-cell table:style-name="Table3.A4" office:value-type="string">
            <text:p text:style-name="Standard"><text:span text:style-name="T1">Trucking phone #</text:span></text:p>
          </table:table-cell>
          <table:table-cell table:style-name="Table3.B4" office:value-type="string">
            <text:p text:style-name="P1"/>
          </table:table-cell>
        </table:table-row>
        <table:table-row table:style-name="Table3.1">
          <table:table-cell table:style-name="Table3.A4" office:value-type="string">
            <text:p text:style-name="Standard"><text:span text:style-name="T1">Trucking contact:</text:span></text:p>
          </table:table-cell>
          <table:table-cell table:style-name="Table3.B4" office:value-type="string">
            <text:p text:style-name="P1"/>
          </table:table-cell>
        </table:table-row>
        <table:table-row table:style-name="Table3.1">
          <table:table-cell table:style-name="Table3.A4" office:value-type="string">
            <text:p text:style-name="Standard"><text:span text:style-name="T1">Trucking co. tracking #</text:span></text:p>
          </table:table-cell>
          <table:table-cell table:style-name="Table3.B4" office:value-type="string">
            <text:p text:style-name="P1"/>
          </table:table-cell>
        </table:table-row>
        <table:table-row table:style-name="Table3.1">
          <table:table-cell table:style-name="Table3.A4" office:value-type="string">
            <text:p text:style-name="Standard"><text:span text:style-name="T1">Date requested:</text:span></text:p>
          </table:table-cell>
          <table:table-cell table:style-name="Table3.B4" office:value-type="string">
            <text:p text:style-name="P1"/>
          </table:table-cell>
        </table:table-row>
        <table:table-row table:style-name="Table3.1">
          <table:table-cell table:style-name="Table3.A4" office:value-type="string">
            <text:p text:style-name="Standard"><text:span text:style-name="T1">Approximate Time of arrival:</text:span></text:p>
          </table:table-cell>
          <table:table-cell table:style-name="Table3.B4" office:value-type="string">
            <text:p text:style-name="P1"/>
          </table:table-cell>
        </table:table-row>
        <table:table-row table:style-name="Table3.1">
          <table:table-cell table:style-name="Table3.A4" office:value-type="string">
            <text:p text:style-name="Standard"><text:span text:style-name="T1">Approximate length of time needed at the </text:span><text:soft-page-break/><text:span text:style-name="T1">dock: </text:span></text:p>
          </table:table-cell>
          <table:table-cell table:style-name="Table3.B4" office:value-type="string">
            <text:p text:style-name="P1"/>
            <text:p text:style-name="Standard"><text:soft-page-break/><text:span text:style-name="T1">(2 hrs max granted)</text:span></text:p>
          </table:table-cell>
        </table:table-row>
        <table:table-row table:style-name="Table3.1">
          <table:table-cell table:style-name="Table3.A4" office:value-type="string">
            <text:p text:style-name="Standard"><text:span text:style-name="T1">The content of delivery:</text:span></text:p>
          </table:table-cell>
          <table:table-cell table:style-name="Table3.B4" office:value-type="string">
            <text:p text:style-name="P1"/>
          </table:table-cell>
        </table:table-row>
        <table:table-row table:style-name="Table3.1">
          <table:table-cell table:style-name="Table3.A4" office:value-type="string">
            <text:p text:style-name="Standard"><text:span text:style-name="T1">NYU PO#:</text:span></text:p>
          </table:table-cell>
          <table:table-cell table:style-name="Table3.B4" office:value-type="string">
            <text:p text:style-name="P1"/>
          </table:table-cell>
        </table:table-row>
        <table:table-row table:style-name="Table3.1">
          <table:table-cell table:style-name="Table3.A4" office:value-type="string">
            <text:p text:style-name="Standard"><text:span text:style-name="T1">Recipient name:</text:span></text:p>
          </table:table-cell>
          <table:table-cell table:style-name="Table3.B4" office:value-type="string">
            <text:p text:style-name="P1"/>
          </table:table-cell>
        </table:table-row>
        <table:table-row table:style-name="Table3.1">
          <table:table-cell table:style-name="Table3.A4" office:value-type="string">
            <text:p text:style-name="Standard"><text:span text:style-name="T1">Recipient number:</text:span></text:p>
          </table:table-cell>
          <table:table-cell table:style-name="Table3.B4" office:value-type="string">
            <text:p text:style-name="P1"/>
          </table:table-cell>
        </table:table-row>
        <table:table-row table:style-name="Table3.1">
          <table:table-cell table:style-name="Table3.A4" office:value-type="string">
            <text:p text:style-name="Standard"><text:span text:style-name="T1">Location to p.u. from:</text:span></text:p>
          </table:table-cell>
          <table:table-cell table:style-name="Table3.B4" office:value-type="string">
            <text:p text:style-name="P1"/>
          </table:table-cell>
        </table:table-row>
        <table:table-row table:style-name="Table3.1">
          <table:table-cell table:style-name="Table3.A4" office:value-type="string">
            <text:p text:style-name="Standard"><text:span text:style-name="T1">Is this an inside del?</text:span></text:p>
            <text:p text:style-name="Standard"><text:span text:style-name="T1">Straight to ordering dept.</text:span></text:p>
          </table:table-cell>
          <table:table-cell table:style-name="Table3.B4" office:value-type="string">
            <text:p text:style-name="P1"/>
          </table:table-cell>
        </table:table-row>
        <table:table-row table:style-name="Table3.1">
          <table:table-cell table:style-name="Table3.A4" office:value-type="string">
            <text:p text:style-name="Standard"><text:span text:style-name="T1">Number of crates:</text:span></text:p>
          </table:table-cell>
          <table:table-cell table:style-name="Table3.B4" office:value-type="string">
            <text:p text:style-name="P1"/>
          </table:table-cell>
        </table:table-row>
        <table:table-row table:style-name="Table3.1">
          <table:table-cell table:style-name="Table3.A4" office:value-type="string">
            <text:p text:style-name="Standard"><text:span text:style-name="T1">Dimensions of crates:</text:span></text:p>
          </table:table-cell>
          <table:table-cell table:style-name="Table3.B4" office:value-type="string">
            <text:p text:style-name="P1"/>
          </table:table-cell>
        </table:table-row>
        <table:table-row table:style-name="Table3.1">
          <table:table-cell table:style-name="Table3.A4" office:value-type="string">
            <text:p text:style-name="Standard"><text:span text:style-name="T1">Approximate Weight of crates:</text:span></text:p>
          </table:table-cell>
          <table:table-cell table:style-name="Table3.B4" office:value-type="string">
            <text:p text:style-name="P1"/>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0" style:font-name="Times New Roman" style:font-name-complex="Times New Roman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Pa1" style:family="paragraph" style:parent-style-name="Standard" style:default-outline-level="" style:list-style-name="">
      <style:paragraph-properties style:line-height-at-least="0.1673in"/>
      <style:text-properties fo:color="#00000a"/>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A3" style:family="text">
      <style:text-properties fo:color="#221e1f" fo:font-size="10pt" style:font-size-asian="10pt" style:font-size-complex="10pt"/>
    </style:style>
    <style:style style:name="A4" style:family="text">
      <style:text-properties fo:color="#221e1f" fo:font-size="10pt" style:text-underline-style="solid" style:text-underline-width="auto" style:text-underline-color="font-color" fo:font-weight="bold" style:font-size-asian="10pt" style:font-weight-asian="bold" style:font-size-complex="10pt" style:font-weight-complex="bold"/>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y Hines</meta:initial-creator>
    <dc:creator>Andy Hines</dc:creator>
    <meta:editing-cycles>2</meta:editing-cycles>
    <meta:creation-date>2019-09-27T16:09:00</meta:creation-date>
    <dc:date>2019-09-27T16:09:00</dc:date>
    <meta:editing-duration>P0D</meta:editing-duration>
    <meta:generator>OpenOffice/4.1.7$Win32 OpenOffice.org_project/417m1$Build-9800</meta:generator>
    <meta:document-statistic meta:table-count="3" meta:image-count="0" meta:object-count="0" meta:page-count="3" meta:paragraph-count="86" meta:word-count="950" meta:character-count="5886"/>
    <meta:user-defined meta:name="AppVersion">16.0000</meta:user-defined>
    <meta:user-defined meta:name="Company">NYU Langone Medical Cent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